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2in" style:rel-column-width="14660*"/>
    </style:style>
    <style:style style:name="Table1.B" style:family="table-column">
      <style:table-column-properties style:column-width="5.1958in" style:rel-column-width="508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972in" style:rel-column-width="14660*"/>
    </style:style>
    <style:style style:name="Table3.B" style:family="table-column">
      <style:table-column-properties style:column-width="5.1958in" style:rel-column-width="5087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965in" style:rel-column-width="2155*"/>
    </style:style>
    <style:style style:name="Table4.B" style:family="table-column">
      <style:table-column-properties style:column-width="5.1965in" style:rel-column-width="74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4972in" style:rel-column-width="14660*"/>
    </style:style>
    <style:style style:name="Table5.B" style:family="table-column">
      <style:table-column-properties style:column-width="5.1958in" style:rel-column-width="5087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4972in" style:rel-column-width="14660*"/>
    </style:style>
    <style:style style:name="Table6.B" style:family="table-column">
      <style:table-column-properties style:column-width="5.1958in" style:rel-column-width="5087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4972in" style:rel-column-width="14660*"/>
    </style:style>
    <style:style style:name="Table7.B" style:family="table-column">
      <style:table-column-properties style:column-width="1.7319in" style:rel-column-width="16958*"/>
    </style:style>
    <style:style style:name="Table7.D" style:family="table-column">
      <style:table-column-properties style:column-width="1.7319in" style:rel-column-width="1695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4972in" style:rel-column-width="14660*"/>
    </style:style>
    <style:style style:name="Table8.B" style:family="table-column">
      <style:table-column-properties style:column-width="5.1958in" style:rel-column-width="5087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4972in" style:rel-column-width="14660*"/>
    </style:style>
    <style:style style:name="Table9.B" style:family="table-column">
      <style:table-column-properties style:column-width="5.1958in" style:rel-column-width="5087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4972in" style:rel-column-width="14660*"/>
    </style:style>
    <style:style style:name="Table10.B" style:family="table-column">
      <style:table-column-properties style:column-width="5.1958in" style:rel-column-width="5087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4972in" style:rel-column-width="14660*"/>
    </style:style>
    <style:style style:name="Table11.B" style:family="table-column">
      <style:table-column-properties style:column-width="5.1958in" style:rel-column-width="5087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4972in" style:rel-column-width="14660*"/>
    </style:style>
    <style:style style:name="Table12.B" style:family="table-column">
      <style:table-column-properties style:column-width="5.1958in" style:rel-column-width="5087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056b" officeooo:paragraph-rsid="000d056b"/>
    </style:style>
    <style:style style:name="P2" style:family="paragraph" style:parent-style-name="Table_20_Contents">
      <style:text-properties officeooo:rsid="000d056b" officeooo:paragraph-rsid="0014b3bf"/>
    </style:style>
    <style:style style:name="P3" style:family="paragraph" style:parent-style-name="Table_20_Contents">
      <style:text-properties officeooo:rsid="000d056b" officeooo:paragraph-rsid="0016b26d"/>
    </style:style>
    <style:style style:name="P4" style:family="paragraph" style:parent-style-name="Table_20_Contents">
      <style:text-properties officeooo:rsid="000d056b" officeooo:paragraph-rsid="0018442a"/>
    </style:style>
    <style:style style:name="P5" style:family="paragraph" style:parent-style-name="Table_20_Contents">
      <style:text-properties officeooo:rsid="000d056b" officeooo:paragraph-rsid="0019795c"/>
    </style:style>
    <style:style style:name="P6" style:family="paragraph" style:parent-style-name="Table_20_Contents">
      <style:text-properties officeooo:rsid="000d056b" officeooo:paragraph-rsid="00216a15"/>
    </style:style>
    <style:style style:name="P7" style:family="paragraph" style:parent-style-name="Table_20_Contents">
      <style:text-properties officeooo:rsid="0011b15a" officeooo:paragraph-rsid="0014b3bf"/>
    </style:style>
    <style:style style:name="P8" style:family="paragraph" style:parent-style-name="Table_20_Contents">
      <style:text-properties officeooo:rsid="0011b15a" officeooo:paragraph-rsid="0016b26d"/>
    </style:style>
    <style:style style:name="P9" style:family="paragraph" style:parent-style-name="Table_20_Contents">
      <style:text-properties officeooo:rsid="00136e20" officeooo:paragraph-rsid="0014b3bf"/>
    </style:style>
    <style:style style:name="P10" style:family="paragraph" style:parent-style-name="Table_20_Contents">
      <style:text-properties officeooo:rsid="0014b3bf" officeooo:paragraph-rsid="0014b3bf"/>
    </style:style>
    <style:style style:name="P11" style:family="paragraph" style:parent-style-name="Table_20_Contents">
      <style:text-properties officeooo:rsid="0014b3bf" officeooo:paragraph-rsid="0016b26d"/>
    </style:style>
    <style:style style:name="P12" style:family="paragraph" style:parent-style-name="Table_20_Contents">
      <style:text-properties officeooo:paragraph-rsid="0016b26d"/>
    </style:style>
    <style:style style:name="P13" style:family="paragraph" style:parent-style-name="Table_20_Contents">
      <style:text-properties officeooo:rsid="0016b26d" officeooo:paragraph-rsid="0016b26d"/>
    </style:style>
    <style:style style:name="P14" style:family="paragraph" style:parent-style-name="Table_20_Contents">
      <style:text-properties officeooo:rsid="0016b26d" officeooo:paragraph-rsid="0018442a"/>
    </style:style>
    <style:style style:name="P15" style:family="paragraph" style:parent-style-name="Table_20_Contents">
      <style:text-properties officeooo:rsid="0016b26d" officeooo:paragraph-rsid="0019795c"/>
    </style:style>
    <style:style style:name="P16" style:family="paragraph" style:parent-style-name="Table_20_Contents">
      <style:text-properties officeooo:rsid="0016b26d" officeooo:paragraph-rsid="00216a15"/>
    </style:style>
    <style:style style:name="P17" style:family="paragraph" style:parent-style-name="Table_20_Contents">
      <style:text-properties officeooo:rsid="0018442a" officeooo:paragraph-rsid="0018442a"/>
    </style:style>
    <style:style style:name="P18" style:family="paragraph" style:parent-style-name="Table_20_Contents">
      <style:text-properties officeooo:rsid="0018442a" officeooo:paragraph-rsid="0019795c"/>
    </style:style>
    <style:style style:name="P19" style:family="paragraph" style:parent-style-name="Table_20_Contents">
      <style:text-properties officeooo:rsid="0018442a" officeooo:paragraph-rsid="00216a15"/>
    </style:style>
    <style:style style:name="P20" style:family="paragraph" style:parent-style-name="Table_20_Contents">
      <style:text-properties officeooo:paragraph-rsid="0018442a"/>
    </style:style>
    <style:style style:name="P21" style:family="paragraph" style:parent-style-name="Table_20_Contents">
      <style:text-properties officeooo:paragraph-rsid="0019795c"/>
    </style:style>
    <style:style style:name="P22" style:family="paragraph" style:parent-style-name="Table_20_Contents">
      <style:text-properties officeooo:rsid="0019795c" officeooo:paragraph-rsid="0019795c"/>
    </style:style>
    <style:style style:name="P23" style:family="paragraph" style:parent-style-name="Table_20_Contents">
      <style:text-properties officeooo:rsid="0019795c" officeooo:paragraph-rsid="00216a15"/>
    </style:style>
    <style:style style:name="P24" style:family="paragraph" style:parent-style-name="Table_20_Contents">
      <style:text-properties officeooo:paragraph-rsid="00216a15"/>
    </style:style>
    <style:style style:name="P25" style:family="paragraph" style:parent-style-name="Table_20_Contents">
      <style:text-properties officeooo:rsid="00216a15" officeooo:paragraph-rsid="00216a15"/>
    </style:style>
    <style:style style:name="P26" style:family="paragraph" style:parent-style-name="Standard">
      <style:text-properties officeooo:paragraph-rsid="0014b3bf"/>
    </style:style>
    <style:style style:name="P27" style:family="paragraph" style:parent-style-name="Standard">
      <style:text-properties officeooo:paragraph-rsid="0016b26d"/>
    </style:style>
    <style:style style:name="P28" style:family="paragraph" style:parent-style-name="Standard">
      <style:text-properties officeooo:paragraph-rsid="0018442a"/>
    </style:style>
    <style:style style:name="P29" style:family="paragraph" style:parent-style-name="Standard">
      <style:text-properties officeooo:paragraph-rsid="0019795c"/>
    </style:style>
    <style:style style:name="P30" style:family="paragraph" style:parent-style-name="Standard">
      <style:text-properties officeooo:rsid="0019795c" officeooo:paragraph-rsid="001d0595"/>
    </style:style>
    <style:style style:name="P31" style:family="paragraph" style:parent-style-name="Standard">
      <style:text-properties officeooo:rsid="0019795c" officeooo:paragraph-rsid="00216a15"/>
    </style:style>
    <style:style style:name="P32" style:family="paragraph" style:parent-style-name="Standard">
      <style:paragraph-properties fo:break-before="page"/>
      <style:text-properties officeooo:rsid="0019795c" officeooo:paragraph-rsid="00216a15"/>
    </style:style>
    <style:style style:name="P33" style:family="paragraph" style:parent-style-name="Standard" style:list-style-name="L20">
      <style:text-properties officeooo:rsid="0019795c" officeooo:paragraph-rsid="001d0595"/>
    </style:style>
    <style:style style:name="P34" style:family="paragraph" style:parent-style-name="Standard" style:list-style-name="L21">
      <style:text-properties officeooo:rsid="0019795c" officeooo:paragraph-rsid="001d0595"/>
    </style:style>
    <style:style style:name="P35" style:family="paragraph" style:parent-style-name="Standard" style:list-style-name="L22">
      <style:text-properties officeooo:rsid="0019795c" officeooo:paragraph-rsid="001d0595"/>
    </style:style>
    <style:style style:name="P36" style:family="paragraph" style:parent-style-name="Standard">
      <style:text-properties officeooo:rsid="0019795c" officeooo:paragraph-rsid="00216a15"/>
    </style:style>
    <style:style style:name="P37" style:family="paragraph" style:parent-style-name="Standard">
      <style:text-properties officeooo:rsid="0019795c" officeooo:paragraph-rsid="001d0595"/>
    </style:style>
    <style:style style:name="P38" style:family="paragraph" style:parent-style-name="Standard" style:list-style-name="L20">
      <style:text-properties officeooo:rsid="00214135" officeooo:paragraph-rsid="00214135"/>
    </style:style>
    <style:style style:name="P39" style:family="paragraph" style:parent-style-name="Standard" style:list-style-name="L21">
      <style:text-properties officeooo:rsid="00214135" officeooo:paragraph-rsid="00214135"/>
    </style:style>
    <style:style style:name="P40" style:family="paragraph" style:parent-style-name="Standard" style:list-style-name="L22">
      <style:text-properties officeooo:rsid="00214135" officeooo:paragraph-rsid="00214135"/>
    </style:style>
    <style:style style:name="P41" style:family="paragraph" style:parent-style-name="Standard">
      <style:text-properties officeooo:paragraph-rsid="0011b15a"/>
    </style:style>
    <style:style style:name="P42" style:family="paragraph" style:parent-style-name="Standard">
      <style:text-properties officeooo:paragraph-rsid="0014b3bf"/>
    </style:style>
    <style:style style:name="P43" style:family="paragraph" style:parent-style-name="Standard">
      <style:text-properties officeooo:paragraph-rsid="0016b26d"/>
    </style:style>
    <style:style style:name="P44" style:family="paragraph" style:parent-style-name="Standard">
      <style:text-properties officeooo:paragraph-rsid="0018442a"/>
    </style:style>
    <style:style style:name="P45" style:family="paragraph" style:parent-style-name="Standard" style:list-style-name="L21">
      <style:text-properties officeooo:rsid="002599be" officeooo:paragraph-rsid="002599be"/>
    </style:style>
    <style:style style:name="P46" style:family="paragraph" style:parent-style-name="Table_20_Contents" style:list-style-name="L1">
      <style:text-properties officeooo:rsid="000d056b" officeooo:paragraph-rsid="000d056b"/>
    </style:style>
    <style:style style:name="P47" style:family="paragraph" style:parent-style-name="Table_20_Contents" style:list-style-name="L2">
      <style:text-properties officeooo:rsid="000e2ed4" officeooo:paragraph-rsid="000e2ed4"/>
    </style:style>
    <style:style style:name="P48" style:family="paragraph" style:parent-style-name="Table_20_Contents" style:list-style-name="L3">
      <style:text-properties officeooo:rsid="0011b15a" officeooo:paragraph-rsid="0011b15a"/>
    </style:style>
    <style:style style:name="P49" style:family="paragraph" style:parent-style-name="Table_20_Contents" style:list-style-name="L5">
      <style:text-properties officeooo:paragraph-rsid="0014b3bf"/>
    </style:style>
    <style:style style:name="P50" style:family="paragraph" style:parent-style-name="Table_20_Contents" style:list-style-name="L6">
      <style:text-properties officeooo:rsid="0014b3bf" officeooo:paragraph-rsid="0014b3bf"/>
    </style:style>
    <style:style style:name="P51" style:family="paragraph" style:parent-style-name="Table_20_Contents" style:list-style-name="L7">
      <style:text-properties officeooo:rsid="0014b3bf" officeooo:paragraph-rsid="0014b3bf"/>
    </style:style>
    <style:style style:name="P52" style:family="paragraph" style:parent-style-name="Table_20_Contents" style:list-style-name="L8">
      <style:text-properties officeooo:rsid="0014b3bf" officeooo:paragraph-rsid="0014b3bf"/>
    </style:style>
    <style:style style:name="P53" style:family="paragraph" style:parent-style-name="Table_20_Contents" style:list-style-name="L9">
      <style:text-properties officeooo:rsid="0016b26d" officeooo:paragraph-rsid="0016b26d"/>
    </style:style>
    <style:style style:name="P54" style:family="paragraph" style:parent-style-name="Table_20_Contents" style:list-style-name="L10">
      <style:text-properties officeooo:rsid="0018442a" officeooo:paragraph-rsid="0018442a"/>
    </style:style>
    <style:style style:name="P55" style:family="paragraph" style:parent-style-name="Table_20_Contents" style:list-style-name="L11">
      <style:text-properties officeooo:rsid="0018442a" officeooo:paragraph-rsid="0018442a"/>
    </style:style>
    <style:style style:name="P56" style:family="paragraph" style:parent-style-name="Table_20_Contents" style:list-style-name="L11">
      <style:paragraph-properties>
        <style:tab-stops>
          <style:tab-stop style:position="1.5819in"/>
        </style:tab-stops>
      </style:paragraph-properties>
      <style:text-properties officeooo:rsid="0018442a" officeooo:paragraph-rsid="0018442a"/>
    </style:style>
    <style:style style:name="P57" style:family="paragraph" style:parent-style-name="Table_20_Contents" style:list-style-name="L14">
      <style:paragraph-properties>
        <style:tab-stops>
          <style:tab-stop style:position="1.5819in"/>
        </style:tab-stops>
      </style:paragraph-properties>
      <style:text-properties officeooo:rsid="0018442a" officeooo:paragraph-rsid="0018442a"/>
    </style:style>
    <style:style style:name="P58" style:family="paragraph" style:parent-style-name="Table_20_Contents" style:list-style-name="L12">
      <style:text-properties officeooo:rsid="0018442a" officeooo:paragraph-rsid="0018442a"/>
    </style:style>
    <style:style style:name="P59" style:family="paragraph" style:parent-style-name="Table_20_Contents" style:list-style-name="L13">
      <style:text-properties officeooo:rsid="0018442a" officeooo:paragraph-rsid="0018442a"/>
    </style:style>
    <style:style style:name="P60" style:family="paragraph" style:parent-style-name="Table_20_Contents" style:list-style-name="L14">
      <style:text-properties officeooo:paragraph-rsid="0018442a"/>
    </style:style>
    <style:style style:name="P61" style:family="paragraph" style:parent-style-name="Table_20_Contents" style:list-style-name="L14">
      <style:paragraph-properties>
        <style:tab-stops>
          <style:tab-stop style:position="1.5819in"/>
        </style:tab-stops>
      </style:paragraph-properties>
      <style:text-properties officeooo:paragraph-rsid="0018442a"/>
    </style:style>
    <style:style style:name="P62" style:family="paragraph" style:parent-style-name="Table_20_Contents" style:list-style-name="L15">
      <style:paragraph-properties>
        <style:tab-stops>
          <style:tab-stop style:position="1.5819in"/>
        </style:tab-stops>
      </style:paragraph-properties>
      <style:text-properties officeooo:paragraph-rsid="00216a15"/>
    </style:style>
    <style:style style:name="P63" style:family="paragraph" style:parent-style-name="Table_20_Contents" style:list-style-name="L16">
      <style:paragraph-properties>
        <style:tab-stops>
          <style:tab-stop style:position="1.5819in"/>
        </style:tab-stops>
      </style:paragraph-properties>
      <style:text-properties officeooo:paragraph-rsid="00216a15"/>
    </style:style>
    <style:style style:name="P64" style:family="paragraph" style:parent-style-name="Table_20_Contents" style:list-style-name="L23">
      <style:paragraph-properties>
        <style:tab-stops>
          <style:tab-stop style:position="1.5819in"/>
        </style:tab-stops>
      </style:paragraph-properties>
      <style:text-properties officeooo:paragraph-rsid="0019795c"/>
    </style:style>
    <style:style style:name="P65" style:family="paragraph" style:parent-style-name="Table_20_Contents" style:list-style-name="L15">
      <style:text-properties officeooo:paragraph-rsid="00216a15"/>
    </style:style>
    <style:style style:name="P66" style:family="paragraph" style:parent-style-name="Table_20_Contents">
      <style:text-properties officeooo:rsid="00216a15" officeooo:paragraph-rsid="00216a15"/>
    </style:style>
    <style:style style:name="P67" style:family="paragraph" style:parent-style-name="Table_20_Contents" style:list-style-name="L19">
      <style:text-properties officeooo:rsid="00216a15" officeooo:paragraph-rsid="00216a15"/>
    </style:style>
    <style:style style:name="P68" style:family="paragraph" style:parent-style-name="Table_20_Contents" style:list-style-name="L16">
      <style:text-properties officeooo:paragraph-rsid="00216a15"/>
    </style:style>
    <style:style style:name="P69" style:family="paragraph" style:parent-style-name="Table_20_Contents">
      <style:text-properties officeooo:paragraph-rsid="000d056b"/>
    </style:style>
    <style:style style:name="P70" style:family="paragraph" style:parent-style-name="Table_20_Contents" style:list-style-name="L8">
      <style:text-properties officeooo:rsid="0022ea04" officeooo:paragraph-rsid="0022ea04"/>
    </style:style>
    <style:style style:name="P71" style:family="paragraph" style:parent-style-name="Table_20_Contents" style:list-style-name="L10">
      <style:text-properties officeooo:rsid="0022ea04" officeooo:paragraph-rsid="0022ea04"/>
    </style:style>
    <style:style style:name="P72" style:family="paragraph" style:parent-style-name="Table_20_Contents" style:list-style-name="L23">
      <style:text-properties officeooo:paragraph-rsid="0019795c"/>
    </style:style>
    <style:style style:name="P73" style:family="paragraph" style:parent-style-name="Table_20_Contents" style:list-style-name="L24">
      <style:text-properties officeooo:rsid="0023d75e" officeooo:paragraph-rsid="0023d75e"/>
    </style:style>
    <style:style style:name="P74" style:family="paragraph" style:parent-style-name="Table_20_Contents" style:list-style-name="L17">
      <style:text-properties officeooo:rsid="0023d75e" officeooo:paragraph-rsid="0023d75e"/>
    </style:style>
    <style:style style:name="P75" style:family="paragraph" style:parent-style-name="Table_20_Contents">
      <style:text-properties officeooo:rsid="0023d75e" officeooo:paragraph-rsid="0023d75e"/>
    </style:style>
    <style:style style:name="P76" style:family="paragraph" style:parent-style-name="Table_20_Contents" style:list-style-name="L25">
      <style:text-properties officeooo:rsid="002599be" officeooo:paragraph-rsid="002599be"/>
    </style:style>
    <style:style style:name="P77" style:family="paragraph" style:parent-style-name="Table_20_Contents">
      <style:text-properties officeooo:rsid="002599be" officeooo:paragraph-rsid="002599be"/>
    </style:style>
    <style:style style:name="P78" style:family="paragraph" style:parent-style-name="Table_20_Contents" style:list-style-name="L26">
      <style:text-properties officeooo:rsid="002599be" officeooo:paragraph-rsid="002599be"/>
    </style:style>
    <style:style style:name="T1" style:family="text">
      <style:text-properties officeooo:rsid="000d056b"/>
    </style:style>
    <style:style style:name="T2" style:family="text">
      <style:text-properties officeooo:rsid="00136e20"/>
    </style:style>
    <style:style style:name="T3" style:family="text">
      <style:text-properties officeooo:rsid="0014b3bf"/>
    </style:style>
    <style:style style:name="T4" style:family="text">
      <style:text-properties officeooo:rsid="0016b26d"/>
    </style:style>
    <style:style style:name="T5" style:family="text">
      <style:text-properties officeooo:rsid="0018442a"/>
    </style:style>
    <style:style style:name="T6" style:family="text">
      <style:text-properties officeooo:rsid="0019795c"/>
    </style:style>
    <style:style style:name="T7" style:family="text">
      <style:text-properties style:text-position="super 58%"/>
    </style:style>
    <style:style style:name="T8" style:family="text">
      <style:text-properties officeooo:rsid="00216a15"/>
    </style:style>
    <style:style style:name="T9" style:family="text">
      <style:text-properties officeooo:rsid="0022ea04"/>
    </style:style>
    <style:style style:name="T10" style:family="text">
      <style:text-properties officeooo:rsid="0023d7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*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*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*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*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*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*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*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*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842264649520">
          <table:table-cell table:style-name="Table1.A1" office:value-type="string">
            <text:p text:style-name="P1">ID and name</text:p>
          </table:table-cell>
          <table:table-cell table:style-name="Table1.B1" office:value-type="string">
            <text:p text:style-name="P1">Log in</text:p>
          </table:table-cell>
        </table:table-row>
        <table:table-row table:style-name="TableLine93842264838528">
          <table:table-cell table:style-name="Table1.A2" office:value-type="string">
            <text:p text:style-name="P1">Primary actor</text:p>
          </table:table-cell>
          <table:table-cell table:style-name="Table1.B2" office:value-type="string">
            <text:p text:style-name="P1">Subscriber</text:p>
          </table:table-cell>
        </table:table-row>
        <table:table-row table:style-name="TableLine93842264839920">
          <table:table-cell table:style-name="Table1.A2" office:value-type="string">
            <text:p text:style-name="P1">Description</text:p>
          </table:table-cell>
          <table:table-cell table:style-name="Table1.B2" office:value-type="string">
            <text:p text:style-name="P69"><text:span text:style-name="T1">The subscriber log</text:span><text:span text:style-name="T9">s</text:span><text:span text:style-name="T1"> in </text:span><text:span text:style-name="T9">into</text:span><text:span text:style-name="T1"> the library </text:span><text:span text:style-name="T9">borrowing system.</text:span></text:p>
          </table:table-cell>
        </table:table-row>
        <table:table-row table:style-name="TableLine93842264840560"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1">A subscriber tries to log in into the library terminal.</text:p>
          </table:table-cell>
        </table:table-row>
        <table:table-row table:style-name="TableLine93842264841360">
          <table:table-cell table:style-name="Table1.A2" office:value-type="string">
            <text:p text:style-name="P1">Preconditions</text:p>
          </table:table-cell>
          <table:table-cell table:style-name="Table1.B2" office:value-type="string">
            <text:p text:style-name="P1">The subscriber has access to the library terminal.</text:p>
          </table:table-cell>
        </table:table-row>
        <table:table-row table:style-name="TableLine93842264842160">
          <table:table-cell table:style-name="Table1.A2" office:value-type="string">
            <text:p text:style-name="P1">Postconditions</text:p>
          </table:table-cell>
          <table:table-cell table:style-name="Table1.B2" office:value-type="string">
            <text:p text:style-name="P1">The subscriber is logged in into the library borrowing system.</text:p>
          </table:table-cell>
        </table:table-row>
        <table:table-row table:style-name="TableLine93842264842912">
          <table:table-cell table:style-name="Table1.A2" office:value-type="string">
            <text:p text:style-name="P1">Normal flow</text:p>
          </table:table-cell>
          <table:table-cell table:style-name="Table1.B2" office:value-type="string">
            <text:list xml:id="list940112872" text:style-name="L1">
              <text:list-item>
                <text:p text:style-name="P46">The subscriber powers on the library terminal.</text:p>
              </text:list-item>
              <text:list-item>
                <text:p text:style-name="P46">The system is asking for username and password.</text:p>
              </text:list-item>
              <text:list-item>
                <text:p text:style-name="P46">The subscriber introduce the correct credentials.</text:p>
              </text:list-item>
              <text:list-item>
                <text:p text:style-name="P46">The system logs the subscriber into the library program.</text:p>
              </text:list-item>
            </text:list>
          </table:table-cell>
        </table:table-row>
        <table:table-row table:style-name="TableLine93842264843712">
          <table:table-cell table:style-name="Table1.A2" office:value-type="string">
            <text:p text:style-name="P1">Alternative flows</text:p>
          </table:table-cell>
          <table:table-cell table:style-name="Table1.B2" office:value-type="string">
            <text:list xml:id="list2505598544" text:style-name="L2">
              <text:list-item>
                <text:p text:style-name="P47">The subscriber introduce the wrong credentials.</text:p>
              </text:list-item>
              <text:list-item>
                <text:p text:style-name="P47">The system writes the message “Incorrect credentials” and asks for the credentials again.</text:p>
              </text:list-item>
              <text:list-item>
                <text:p text:style-name="P47"><text:s/>We continue from 3 in the normal flow.</text:p>
              </text:list-item>
            </text:list>
          </table:table-cell>
        </table:table-row>
        <table:table-row table:style-name="TableLine93842264844512">
          <table:table-cell table:style-name="Table1.A2" office:value-type="string">
            <text:p text:style-name="P1">Exceptions</text:p>
          </table:table-cell>
          <table:table-cell table:style-name="Table1.B2" office:value-type="string">
            <text:list xml:id="list1768151151" text:style-name="L3">
              <text:list-item>
                <text:p text:style-name="P48">Username and password doesn’t match any account in the system.</text:p>
                <text:list>
                  <text:list-item>
                    <text:p text:style-name="P48">The system informs the user that the credentials are incorrect.</text:p>
                  </text:list-item>
                  <text:list-item>
                    <text:p text:style-name="P48">The user can retry the connection.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P41"/>
      <table:table table:name="Table3" table:style-name="Table3">
        <table:table-column table:style-name="Table3.A"/>
        <table:table-column table:style-name="Table3.B"/>
        <table:table-row table:style-name="TableLine93842264884128">
          <table:table-cell table:style-name="Table3.A1" office:value-type="string">
            <text:p text:style-name="P2">ID and name</text:p>
          </table:table-cell>
          <table:table-cell table:style-name="Table3.B1" office:value-type="string">
            <text:p text:style-name="P10">Borrow books</text:p>
          </table:table-cell>
        </table:table-row>
        <table:table-row table:style-name="TableLine93842264929648">
          <table:table-cell table:style-name="Table3.A2" office:value-type="string">
            <text:p text:style-name="P2">Primary actor</text:p>
          </table:table-cell>
          <table:table-cell table:style-name="Table3.B2" office:value-type="string">
            <text:p text:style-name="P2">Subscriber</text:p>
          </table:table-cell>
        </table:table-row>
        <table:table-row table:style-name="TableLine93842264931296">
          <table:table-cell table:style-name="Table3.A2" office:value-type="string">
            <text:p text:style-name="P2">Description</text:p>
          </table:table-cell>
          <table:table-cell table:style-name="Table3.B2" office:value-type="string">
            <text:p text:style-name="P7"><text:span text:style-name="T3">The subscriber borrow</text:span><text:span text:style-name="T9">s</text:span><text:span text:style-name="T3"> a book.</text:span> </text:p>
          </table:table-cell>
        </table:table-row>
        <table:table-row table:style-name="TableLine93842264931936">
          <table:table-cell table:style-name="Table3.A2" office:value-type="string">
            <text:p text:style-name="P2">Trigger</text:p>
          </table:table-cell>
          <table:table-cell table:style-name="Table3.B2" office:value-type="string">
            <text:p text:style-name="P10">The subscriber clicks on the “borrow book” button.</text:p>
          </table:table-cell>
        </table:table-row>
        <table:table-row table:style-name="TableLine93842264932736">
          <table:table-cell table:style-name="Table3.A2" office:value-type="string">
            <text:p text:style-name="P2">Preconditions</text:p>
          </table:table-cell>
          <table:table-cell table:style-name="Table3.B2" office:value-type="string">
            <text:p text:style-name="P2">The subscriber has access to the library terminal <text:span text:style-name="T3">and is logged in.</text:span></text:p>
          </table:table-cell>
        </table:table-row>
        <table:table-row table:style-name="TableLine93842264933536">
          <table:table-cell table:style-name="Table3.A2" office:value-type="string">
            <text:p text:style-name="P2">Postconditions</text:p>
          </table:table-cell>
          <table:table-cell table:style-name="Table3.B2" office:value-type="string">
            <text:p text:style-name="P2">The <text:span text:style-name="T3">system shows the message: “The books have been borrowed.”</text:span></text:p>
          </table:table-cell>
        </table:table-row>
        <table:table-row table:style-name="TableLine93842264934288">
          <table:table-cell table:style-name="Table3.A2" office:value-type="string">
            <text:p text:style-name="P2">Normal flow</text:p>
          </table:table-cell>
          <table:table-cell table:style-name="Table3.B2" office:value-type="string">
            <text:list xml:id="list41586980" text:style-name="L5">
              <text:list-item>
                <text:p text:style-name="P49"><text:span text:style-name="T2">The subscriber </text:span><text:span text:style-name="T3">selects the books he wants to borrow and clicks the <text:line-break/>“borrow books” button</text:span><text:span text:style-name="T1">.</text:span></text:p>
              </text:list-item>
              <text:list-item>
                <text:p text:style-name="P49"><text:span text:style-name="T3">The system shows the message “The books have been borrowed.”</text:span><text:span text:style-name="T1">.</text:span></text:p>
              </text:list-item>
            </text:list>
          </table:table-cell>
        </table:table-row>
        <table:table-row table:style-name="TableLine93842264935088">
          <table:table-cell table:style-name="Table3.A2" office:value-type="string">
            <text:p text:style-name="P2">Alternative flows</text:p>
          </table:table-cell>
          <table:table-cell table:style-name="Table3.B2" office:value-type="string">
            <text:list xml:id="list1789565937" text:style-name="L6">
              <text:list-item>
                <text:p text:style-name="P50">The subscriber doesn’t select any books and clicks the “borrow books” button.</text:p>
              </text:list-item>
              <text:list-item>
                <text:p text:style-name="P50">The system warns him that there aren’t any books selected.</text:p>
              </text:list-item>
              <text:list-item>
                <text:p text:style-name="P50">Continue to 1 into the normal flow.</text:p>
              </text:list-item>
            </text:list>
          </table:table-cell>
        </table:table-row>
        <table:table-row table:style-name="TableLine93842264935888">
          <table:table-cell table:style-name="Table3.A2" office:value-type="string">
            <text:p text:style-name="P2">Exceptions</text:p>
          </table:table-cell>
          <table:table-cell table:style-name="Table3.B2" office:value-type="string">
            <text:p text:style-name="P9">No exceptions.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4" table:style-name="Table4">
        <table:table-column table:style-name="Table4.A"/>
        <table:table-column table:style-name="Table4.B"/>
        <text:soft-page-break/>
        <table:table-row table:style-name="TableLine93842264937312">
          <table:table-cell table:style-name="Table4.A1" office:value-type="string">
            <text:p text:style-name="P2">ID and name</text:p>
          </table:table-cell>
          <table:table-cell table:style-name="Table4.B1" office:value-type="string">
            <text:p text:style-name="P10">Filter books</text:p>
          </table:table-cell>
        </table:table-row>
        <table:table-row table:style-name="TableLine93842264977216">
          <table:table-cell table:style-name="Table4.A2" office:value-type="string">
            <text:p text:style-name="P2">Primary actor</text:p>
          </table:table-cell>
          <table:table-cell table:style-name="Table4.B2" office:value-type="string">
            <text:p text:style-name="P2">Subscriber</text:p>
          </table:table-cell>
        </table:table-row>
        <table:table-row table:style-name="TableLine93842264984432">
          <table:table-cell table:style-name="Table4.A2" office:value-type="string">
            <text:p text:style-name="P2">Description</text:p>
          </table:table-cell>
          <table:table-cell table:style-name="Table4.B2" office:value-type="string">
            <text:p text:style-name="P10">The subscriber wants to filter the list of books.</text:p>
          </table:table-cell>
        </table:table-row>
        <table:table-row table:style-name="TableLine93842264985072">
          <table:table-cell table:style-name="Table4.A2" office:value-type="string">
            <text:p text:style-name="P2">Trigger</text:p>
          </table:table-cell>
          <table:table-cell table:style-name="Table4.B2" office:value-type="string">
            <text:p text:style-name="P10">The subscriber clicks on the “filter books book” button.</text:p>
          </table:table-cell>
        </table:table-row>
        <table:table-row table:style-name="TableLine93842264985792">
          <table:table-cell table:style-name="Table4.A2" office:value-type="string">
            <text:p text:style-name="P2">Preconditions</text:p>
          </table:table-cell>
          <table:table-cell table:style-name="Table4.B2" office:value-type="string">
            <text:p text:style-name="P2">The subscriber has access to the library terminal <text:span text:style-name="T3">and is logged in.</text:span></text:p>
          </table:table-cell>
        </table:table-row>
        <table:table-row table:style-name="TableLine93842264986592">
          <table:table-cell table:style-name="Table4.A2" office:value-type="string">
            <text:p text:style-name="P2">Postconditions</text:p>
          </table:table-cell>
          <table:table-cell table:style-name="Table4.B2" office:value-type="string">
            <text:p text:style-name="P2">The <text:span text:style-name="T3">system shows the books filtered.</text:span></text:p>
          </table:table-cell>
        </table:table-row>
        <table:table-row table:style-name="TableLine93842264987344">
          <table:table-cell table:style-name="Table4.A2" office:value-type="string">
            <text:p text:style-name="P2">Normal flow</text:p>
          </table:table-cell>
          <table:table-cell table:style-name="Table4.B2" office:value-type="string">
            <text:list xml:id="list1301832325" text:style-name="L7">
              <text:list-item>
                <text:p text:style-name="P51">The subscriber selected the “Filter books” option.</text:p>
              </text:list-item>
              <text:list-item>
                <text:p text:style-name="P51">The system shows him the options to filter.</text:p>
              </text:list-item>
              <text:list-item>
                <text:p text:style-name="P51">The subscriber selects an option from the list and press the “Filter” button.</text:p>
              </text:list-item>
              <text:list-item>
                <text:p text:style-name="P51">The system shows the books filtered.</text:p>
              </text:list-item>
            </text:list>
          </table:table-cell>
        </table:table-row>
        <table:table-row table:style-name="TableLine93842264988144">
          <table:table-cell table:style-name="Table4.A2" office:value-type="string">
            <text:p text:style-name="P2">Alternative flows</text:p>
          </table:table-cell>
          <table:table-cell table:style-name="Table4.B2" office:value-type="string">
            <text:p text:style-name="P10">No alternative flows.</text:p>
          </table:table-cell>
        </table:table-row>
        <table:table-row table:style-name="TableLine93842264988944">
          <table:table-cell table:style-name="Table4.A2" office:value-type="string">
            <text:p text:style-name="P2">Exceptions</text:p>
          </table:table-cell>
          <table:table-cell table:style-name="Table4.B2" office:value-type="string">
            <text:list xml:id="list3705318248" text:style-name="L8">
              <text:list-item>
                <text:p text:style-name="P52">There are no available books with the selected filtered.</text:p>
                <text:list>
                  <text:list-item>
                    <text:p text:style-name="P70">The system displays a message to warn the subscriber that there are no available books that match the filter.</text:p>
                  </text:list-item>
                </text:list>
              </text:list-item>
            </text:list>
          </table:table-cell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row table:style-name="TableLine93842264990368">
          <table:table-cell table:style-name="Table5.A1" office:value-type="string">
            <text:p text:style-name="P3">ID and name</text:p>
          </table:table-cell>
          <table:table-cell table:style-name="Table5.B1" office:value-type="string">
            <text:p text:style-name="P12"><text:span text:style-name="T4">Search</text:span><text:span text:style-name="T3"> books</text:span></text:p>
          </table:table-cell>
        </table:table-row>
        <table:table-row table:style-name="TableLine93842265029056">
          <table:table-cell table:style-name="Table5.A2" office:value-type="string">
            <text:p text:style-name="P3">Primary actor</text:p>
          </table:table-cell>
          <table:table-cell table:style-name="Table5.B2" office:value-type="string">
            <text:p text:style-name="P3">Subscriber</text:p>
          </table:table-cell>
        </table:table-row>
        <table:table-row table:style-name="TableLine93842265036768">
          <table:table-cell table:style-name="Table5.A2" office:value-type="string">
            <text:p text:style-name="P3">Description</text:p>
          </table:table-cell>
          <table:table-cell table:style-name="Table5.B2" office:value-type="string">
            <text:p text:style-name="P8"><text:span text:style-name="T3">The subscriber wants to </text:span><text:span text:style-name="T4">search a book</text:span><text:span text:style-name="T3">.</text:span></text:p>
          </table:table-cell>
        </table:table-row>
        <table:table-row table:style-name="TableLine93842265037408">
          <table:table-cell table:style-name="Table5.A2" office:value-type="string">
            <text:p text:style-name="P3">Trigger</text:p>
          </table:table-cell>
          <table:table-cell table:style-name="Table5.B2" office:value-type="string">
            <text:p text:style-name="P12"><text:span text:style-name="T3">The subscriber clicks on the </text:span><text:span text:style-name="T4">search bar and types the name of a book or of an author</text:span><text:span text:style-name="T3">.</text:span></text:p>
          </table:table-cell>
        </table:table-row>
        <table:table-row table:style-name="TableLine93842265038208">
          <table:table-cell table:style-name="Table5.A2" office:value-type="string">
            <text:p text:style-name="P3">Preconditions</text:p>
          </table:table-cell>
          <table:table-cell table:style-name="Table5.B2" office:value-type="string">
            <text:p text:style-name="P3">The subscriber has access to the library terminal <text:span text:style-name="T3">and is logged in.</text:span></text:p>
          </table:table-cell>
        </table:table-row>
        <table:table-row table:style-name="TableLine93842265039008">
          <table:table-cell table:style-name="Table5.A2" office:value-type="string">
            <text:p text:style-name="P3">Postconditions</text:p>
          </table:table-cell>
          <table:table-cell table:style-name="Table5.B2" office:value-type="string">
            <text:p text:style-name="P3">The <text:span text:style-name="T3">system shows the </text:span><text:span text:style-name="T4">searched </text:span><text:span text:style-name="T3">books.</text:span></text:p>
          </table:table-cell>
        </table:table-row>
        <table:table-row table:style-name="TableLine93842265039760">
          <table:table-cell table:style-name="Table5.A2" office:value-type="string">
            <text:p text:style-name="P13">Normal flow.</text:p>
          </table:table-cell>
          <table:table-cell table:style-name="Table5.B2" office:value-type="string">
            <text:list xml:id="list1422605723" text:style-name="L9">
              <text:list-item>
                <text:p text:style-name="P53">The subscriber types into the search bar the name of a book or <text:span text:style-name="T9">of an </text:span>author.</text:p>
              </text:list-item>
              <text:list-item>
                <text:p text:style-name="P53">The system shows all the <text:span text:style-name="T5">books that match the name.</text:span></text:p>
              </text:list-item>
            </text:list>
          </table:table-cell>
        </table:table-row>
        <table:table-row table:style-name="TableLine93842265040560">
          <table:table-cell table:style-name="Table5.A2" office:value-type="string">
            <text:p text:style-name="P3">Alternative flows</text:p>
          </table:table-cell>
          <table:table-cell table:style-name="Table5.B2" office:value-type="string">
            <text:p text:style-name="P11">No alternative flows.</text:p>
          </table:table-cell>
        </table:table-row>
        <table:table-row table:style-name="TableLine93842265041360">
          <table:table-cell table:style-name="Table5.A2" office:value-type="string">
            <text:p text:style-name="P3">Exceptions</text:p>
          </table:table-cell>
          <table:table-cell table:style-name="Table5.B2" office:value-type="string">
            <text:list xml:id="list2980742106" text:style-name="L10">
              <text:list-item>
                <text:p text:style-name="P54">There are no books that match the name.</text:p>
                <text:list>
                  <text:list-item>
                    <text:p text:style-name="P71">The systems displays a message to warn the user that there are no books with that author or name.</text:p>
                  </text:list-item>
                </text:list>
              </text:list-item>
            </text:list>
          </table:table-cell>
        </table:table-row>
      </table:table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e6" table:style-name="Table6">
        <table:table-column table:style-name="Table6.A"/>
        <table:table-column table:style-name="Table6.B"/>
        <text:soft-page-break/>
        <table:table-row table:style-name="TableLine93842265043056">
          <table:table-cell table:style-name="Table6.A1" office:value-type="string">
            <text:p text:style-name="P4">ID and name</text:p>
          </table:table-cell>
          <table:table-cell table:style-name="Table6.B1" office:value-type="string">
            <text:p text:style-name="P17">Add subscriber</text:p>
          </table:table-cell>
        </table:table-row>
        <table:table-row table:style-name="TableLine93842265098080">
          <table:table-cell table:style-name="Table6.A2" office:value-type="string">
            <text:p text:style-name="P4">Primary actor</text:p>
          </table:table-cell>
          <table:table-cell table:style-name="Table6.B2" office:value-type="string">
            <text:p text:style-name="P17">Librarian</text:p>
          </table:table-cell>
        </table:table-row>
        <table:table-row table:style-name="TableLine93842265105712">
          <table:table-cell table:style-name="Table6.A2" office:value-type="string">
            <text:p text:style-name="P4">Description</text:p>
          </table:table-cell>
          <table:table-cell table:style-name="Table6.B2" office:value-type="string">
            <text:p text:style-name="P17">The librarian want to add a new subscriber into the system.</text:p>
          </table:table-cell>
        </table:table-row>
        <table:table-row table:style-name="TableLine93842265106352">
          <table:table-cell table:style-name="Table6.A2" office:value-type="string">
            <text:p text:style-name="P4">Trigger</text:p>
          </table:table-cell>
          <table:table-cell table:style-name="Table6.B2" office:value-type="string">
            <text:p text:style-name="P17">The librarian click on to the “Add subscriber” menu.</text:p>
          </table:table-cell>
        </table:table-row>
        <table:table-row table:style-name="TableLine93842265107152">
          <table:table-cell table:style-name="Table6.A2" office:value-type="string">
            <text:p text:style-name="P4">Preconditions</text:p>
          </table:table-cell>
          <table:table-cell table:style-name="Table6.B2" office:value-type="string">
            <text:p text:style-name="P20"><text:span text:style-name="T1">The </text:span><text:span text:style-name="T5">librarian</text:span><text:span text:style-name="T1"> has access to the library terminal </text:span><text:span text:style-name="T3">and is logged in.</text:span></text:p>
          </table:table-cell>
        </table:table-row>
        <table:table-row table:style-name="TableLine93842265107952">
          <table:table-cell table:style-name="Table6.A2" office:value-type="string">
            <text:p text:style-name="P4">Postconditions</text:p>
          </table:table-cell>
          <table:table-cell table:style-name="Table6.B2" office:value-type="string">
            <text:p text:style-name="P4">The <text:span text:style-name="T5">new subscriber is added to the system.</text:span></text:p>
          </table:table-cell>
        </table:table-row>
        <table:table-row table:style-name="TableLine93842265108704">
          <table:table-cell table:style-name="Table6.A2" office:value-type="string">
            <text:p text:style-name="P14">Normal flow.</text:p>
          </table:table-cell>
          <table:table-cell table:style-name="Table6.B2" office:value-type="string">
            <text:list xml:id="list2471273197" text:style-name="L11">
              <text:list-item>
                <text:p text:style-name="P55">The librarian click on to the “Add subscriber” button.</text:p>
              </text:list-item>
              <text:list-item>
                <text:p text:style-name="P56">The system show the fields that need to be completed.</text:p>
              </text:list-item>
              <text:list-item>
                <text:p text:style-name="P56">The librarian completes the fields and presses the “Save” button.</text:p>
              </text:list-item>
              <text:list-item>
                <text:p text:style-name="P56">The system shows the message: “Save completed.”</text:p>
              </text:list-item>
            </text:list>
          </table:table-cell>
        </table:table-row>
        <table:table-row table:style-name="TableLine93842265109504">
          <table:table-cell table:style-name="Table6.A2" office:value-type="string">
            <text:p text:style-name="P4">Alternative flows</text:p>
          </table:table-cell>
          <table:table-cell table:style-name="Table6.B2" office:value-type="string">
            <text:list xml:id="list3816042135" text:style-name="L12">
              <text:list-item>
                <text:p text:style-name="P58">The system shows a message to inform that the subscriber already has an account.</text:p>
              </text:list-item>
              <text:list-item>
                <text:p text:style-name="P58">The completes the fields with the correct credentials.</text:p>
              </text:list-item>
              <text:list-item>
                <text:p text:style-name="P58">Continues with the 4 into the normal flow.</text:p>
              </text:list-item>
            </text:list>
          </table:table-cell>
        </table:table-row>
        <table:table-row table:style-name="TableLine93842265110304">
          <table:table-cell table:style-name="Table6.A2" office:value-type="string">
            <text:p text:style-name="P4">Exceptions</text:p>
          </table:table-cell>
          <table:table-cell table:style-name="Table6.B2" office:value-type="string">
            <text:list xml:id="list3678521427" text:style-name="L13">
              <text:list-item>
                <text:p text:style-name="P59">The subscriber already has an account at the library.</text:p>
              </text:list-item>
            </text:list>
          </table:table-cell>
        </table:table-row>
      </table:table>
      <text:p text:style-name="P28"/>
      <text:p text:style-name="P2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Line93842265112352">
          <table:table-cell table:style-name="Table7.A1" office:value-type="string">
            <text:p text:style-name="P4">ID and name</text:p>
          </table:table-cell>
          <table:table-cell table:style-name="Table7.B1" table:number-columns-spanned="3" office:value-type="string">
            <text:p text:style-name="P17">Return books.</text:p>
          </table:table-cell>
          <table:covered-table-cell/>
          <table:covered-table-cell/>
        </table:table-row>
        <table:table-row table:style-name="TableLine93842265154624">
          <table:table-cell table:style-name="Table7.A2" office:value-type="string">
            <text:p text:style-name="P4">Primary actor</text:p>
          </table:table-cell>
          <table:table-cell table:style-name="Table7.A2" office:value-type="string">
            <text:p text:style-name="P17">Librarian</text:p>
          </table:table-cell>
          <table:table-cell table:style-name="Table7.A2" office:value-type="string">
            <text:p text:style-name="P17">Secondary Actor</text:p>
          </table:table-cell>
          <table:table-cell table:style-name="Table7.D2" office:value-type="string">
            <text:p text:style-name="P17">Subscriber</text:p>
          </table:table-cell>
        </table:table-row>
        <table:table-row table:style-name="TableLine93842265156592">
          <table:table-cell table:style-name="Table7.A2" office:value-type="string">
            <text:p text:style-name="P4">Description</text:p>
          </table:table-cell>
          <table:table-cell table:style-name="Table7.D2" table:number-columns-spanned="3" office:value-type="string">
            <text:p text:style-name="P17">The librarian sets a book as returned.</text:p>
          </table:table-cell>
          <table:covered-table-cell/>
          <table:covered-table-cell/>
        </table:table-row>
        <table:table-row table:style-name="TableLine93842265157584">
          <table:table-cell table:style-name="Table7.A2" office:value-type="string">
            <text:p text:style-name="P4">Trigger</text:p>
          </table:table-cell>
          <table:table-cell table:style-name="Table7.D2" table:number-columns-spanned="3" office:value-type="string">
            <text:p text:style-name="P17">The librarian click on to the “Return book” menu.</text:p>
          </table:table-cell>
          <table:covered-table-cell/>
          <table:covered-table-cell/>
        </table:table-row>
        <table:table-row table:style-name="TableLine93842265158352">
          <table:table-cell table:style-name="Table7.A2" office:value-type="string">
            <text:p text:style-name="P4">Preconditions</text:p>
          </table:table-cell>
          <table:table-cell table:style-name="Table7.D2" table:number-columns-spanned="3" office:value-type="string">
            <text:p text:style-name="P20"><text:span text:style-name="T1">The </text:span><text:span text:style-name="T5">librarian</text:span><text:span text:style-name="T1"> has access to the library terminal </text:span><text:span text:style-name="T3">and is logged in.</text:span></text:p>
          </table:table-cell>
          <table:covered-table-cell/>
          <table:covered-table-cell/>
        </table:table-row>
        <table:table-row table:style-name="TableLine93842265159232">
          <table:table-cell table:style-name="Table7.A2" office:value-type="string">
            <text:p text:style-name="P4">Postconditions</text:p>
          </table:table-cell>
          <table:table-cell table:style-name="Table7.D2" table:number-columns-spanned="3" office:value-type="string">
            <text:p text:style-name="P20"><text:span text:style-name="T1">The </text:span><text:span text:style-name="T5">book is </text:span><text:span text:style-name="T6">set as returned.</text:span></text:p>
          </table:table-cell>
          <table:covered-table-cell/>
          <table:covered-table-cell/>
        </table:table-row>
        <table:table-row table:style-name="TableLine93842265159984">
          <table:table-cell table:style-name="Table7.A2" office:value-type="string">
            <text:p text:style-name="P14">Normal flow.</text:p>
          </table:table-cell>
          <table:table-cell table:style-name="Table7.D2" table:number-columns-spanned="3" office:value-type="string">
            <text:list xml:id="list3300162378" text:style-name="L14">
              <text:list-item>
                <text:p text:style-name="P60"><text:span text:style-name="T5">The librarian click on to the “</text:span><text:span text:style-name="T6">Return book</text:span><text:span text:style-name="T5">” button.</text:span></text:p>
              </text:list-item>
              <text:list-item>
                <text:p text:style-name="P61"><text:span text:style-name="T5">The system show</text:span><text:span text:style-name="T6">s all the borrowed books</text:span><text:span text:style-name="T5">.</text:span></text:p>
              </text:list-item>
              <text:list-item>
                <text:p text:style-name="P57">The librarian <text:span text:style-name="T6">sets the book that needs to be returned and clicks the “returned” button</text:span>.</text:p>
              </text:list-item>
              <text:list-item>
                <text:p text:style-name="P61"><text:span text:style-name="T5">The system shows the message: “</text:span><text:span text:style-name="T6">Returned</text:span><text:span text:style-name="T5">.”</text:span></text:p>
              </text:list-item>
            </text:list>
          </table:table-cell>
          <table:covered-table-cell/>
          <table:covered-table-cell/>
        </table:table-row>
        <table:table-row table:style-name="TableLine93842265160784">
          <table:table-cell table:style-name="Table7.A2" office:value-type="string">
            <text:p text:style-name="P4">Alternative flows</text:p>
          </table:table-cell>
          <table:table-cell table:style-name="Table7.D2" table:number-columns-spanned="3" office:value-type="string">
            <text:p text:style-name="P22">No alternative flows.</text:p>
          </table:table-cell>
          <table:covered-table-cell/>
          <table:covered-table-cell/>
        </table:table-row>
        <table:table-row table:style-name="TableLine93842265161856">
          <table:table-cell table:style-name="Table7.A2" office:value-type="string">
            <text:p text:style-name="P4">Exceptions</text:p>
          </table:table-cell>
          <table:table-cell table:style-name="Table7.D2" table:number-columns-spanned="3" office:value-type="string">
            <text:p text:style-name="P22">No exceptions.</text:p>
          </table:table-cell>
          <table:covered-table-cell/>
          <table:covered-table-cell/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able:table table:name="Table8" table:style-name="Table8">
        <table:table-column table:style-name="Table8.A"/>
        <table:table-column table:style-name="Table8.B"/>
        <text:soft-page-break/>
        <table:table-row table:style-name="TableLine93842265163280">
          <table:table-cell table:style-name="Table8.A1" office:value-type="string">
            <text:p text:style-name="P5">ID and name</text:p>
          </table:table-cell>
          <table:table-cell table:style-name="Table8.B1" office:value-type="string">
            <text:p text:style-name="P21"><text:span text:style-name="T6">Extend</text:span><text:span text:style-name="T5"> </text:span><text:span text:style-name="T10">loan</text:span><text:span text:style-name="T5">.</text:span></text:p>
          </table:table-cell>
        </table:table-row>
        <table:table-row table:style-name="TableLine93842265187664">
          <table:table-cell table:style-name="Table8.A2" office:value-type="string">
            <text:p text:style-name="P5">Primary actor</text:p>
          </table:table-cell>
          <table:table-cell table:style-name="Table8.B2" office:value-type="string">
            <text:p text:style-name="P18">Librarian</text:p>
          </table:table-cell>
        </table:table-row>
        <table:table-row table:style-name="TableLine93842265189056"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P18">The librarian <text:span text:style-name="T6">extend a loan for a book.</text:span></text:p>
          </table:table-cell>
        </table:table-row>
        <table:table-row table:style-name="TableLine93842265189696">
          <table:table-cell table:style-name="Table8.A2" office:value-type="string">
            <text:p text:style-name="P5">Trigger</text:p>
          </table:table-cell>
          <table:table-cell table:style-name="Table8.B2" office:value-type="string">
            <text:p text:style-name="P21"><text:span text:style-name="T5">The librarian click on to the “</text:span><text:span text:style-name="T6">Extend loan</text:span><text:span text:style-name="T5"> book” menu.</text:span></text:p>
          </table:table-cell>
        </table:table-row>
        <table:table-row table:style-name="TableLine93842265190336">
          <table:table-cell table:style-name="Table8.A2" office:value-type="string">
            <text:p text:style-name="P5">Preconditions</text:p>
          </table:table-cell>
          <table:table-cell table:style-name="Table8.B2" office:value-type="string">
            <text:p text:style-name="P21"><text:span text:style-name="T1">The </text:span><text:span text:style-name="T5">librarian</text:span><text:span text:style-name="T1"> has access to the library terminal </text:span><text:span text:style-name="T3">and is logged in.</text:span></text:p>
          </table:table-cell>
        </table:table-row>
        <table:table-row table:style-name="TableLine93842265191056">
          <table:table-cell table:style-name="Table8.A2" office:value-type="string">
            <text:p text:style-name="P5">Postconditions</text:p>
          </table:table-cell>
          <table:table-cell table:style-name="Table8.B2" office:value-type="string">
            <text:p text:style-name="P21"><text:span text:style-name="T1">The </text:span><text:span text:style-name="T5">book</text:span><text:span text:style-name="T6">s loan is extended.</text:span></text:p>
          </table:table-cell>
        </table:table-row>
        <table:table-row table:style-name="TableLine93842265191808">
          <table:table-cell table:style-name="Table8.A2" office:value-type="string">
            <text:p text:style-name="P15">Normal flow.</text:p>
          </table:table-cell>
          <table:table-cell table:style-name="Table8.B2" office:value-type="string">
            <text:list xml:id="list2312823391" text:style-name="L23">
              <text:list-item>
                <text:p text:style-name="P72"><text:span text:style-name="T5">The librarian click on to the “</text:span><text:span text:style-name="T6">Extend loan</text:span><text:span text:style-name="T5">” button.</text:span></text:p>
              </text:list-item>
              <text:list-item>
                <text:p text:style-name="P64"><text:span text:style-name="T5">The system show</text:span><text:span text:style-name="T6">s all the borrowed books</text:span><text:span text:style-name="T5">.</text:span></text:p>
              </text:list-item>
              <text:list-item>
                <text:p text:style-name="P64"><text:span text:style-name="T5">The librarian </text:span><text:span text:style-name="T6">sets the book that needs </text:span><text:span text:style-name="T10">the loan extension, sets how much it needs to be extended and clicks the “Extend loan” button.</text:span></text:p>
              </text:list-item>
              <text:list-item>
                <text:p text:style-name="P64"><text:span text:style-name="T5">The system shows the message: “</text:span><text:span text:style-name="T6">Extended</text:span><text:span text:style-name="T5">.”</text:span></text:p>
              </text:list-item>
            </text:list>
          </table:table-cell>
        </table:table-row>
        <table:table-row table:style-name="TableLine93842265192608">
          <table:table-cell table:style-name="Table8.A2" office:value-type="string">
            <text:p text:style-name="P5">Alternative flows</text:p>
          </table:table-cell>
          <table:table-cell table:style-name="Table8.B2" office:value-type="string">
            <text:list xml:id="list650722910" text:style-name="L24">
              <text:list-item>
                <text:p text:style-name="P73">The librarian sets negative time for the extension.</text:p>
              </text:list-item>
              <text:list-item>
                <text:p text:style-name="P73">The systems shows a message to warn that the time can’t be negative.</text:p>
              </text:list-item>
              <text:list-item>
                <text:p text:style-name="P73">Continue to 3 in the normal flow.</text:p>
              </text:list-item>
            </text:list>
          </table:table-cell>
        </table:table-row>
        <table:table-row table:style-name="TableLine93842265193408">
          <table:table-cell table:style-name="Table8.A2" office:value-type="string">
            <text:p text:style-name="P5">Exceptions</text:p>
          </table:table-cell>
          <table:table-cell table:style-name="Table8.B2" office:value-type="string">
            <text:p text:style-name="P22">No exceptions.</text:p>
          </table:table-cell>
        </table:table-row>
      </table:table>
      <text:p text:style-name="P29"/>
      <table:table table:name="Table9" table:style-name="Table9">
        <table:table-column table:style-name="Table9.A"/>
        <table:table-column table:style-name="Table9.B"/>
        <table:table-row table:style-name="TableLine93842265195104">
          <table:table-cell table:style-name="Table9.A1" office:value-type="string">
            <text:p text:style-name="P6">ID and name</text:p>
          </table:table-cell>
          <table:table-cell table:style-name="Table9.B1" office:value-type="string">
            <text:p text:style-name="P25">Add book.</text:p>
          </table:table-cell>
        </table:table-row>
        <table:table-row table:style-name="TableLine93842265231328">
          <table:table-cell table:style-name="Table9.A2" office:value-type="string">
            <text:p text:style-name="P6">Primary actor</text:p>
          </table:table-cell>
          <table:table-cell table:style-name="Table9.B2" office:value-type="string">
            <text:p text:style-name="P19">Librarian</text:p>
          </table:table-cell>
        </table:table-row>
        <table:table-row table:style-name="TableLine93842265232720">
          <table:table-cell table:style-name="Table9.A2" office:value-type="string">
            <text:p text:style-name="P6">Description</text:p>
          </table:table-cell>
          <table:table-cell table:style-name="Table9.B2" office:value-type="string">
            <text:p text:style-name="P19">The librarian<text:span text:style-name="T6"> </text:span><text:span text:style-name="T8">adds a</text:span><text:span text:style-name="T6"> book.</text:span></text:p>
          </table:table-cell>
        </table:table-row>
        <table:table-row table:style-name="TableLine93842265233360">
          <table:table-cell table:style-name="Table9.A2" office:value-type="string">
            <text:p text:style-name="P6">Trigger</text:p>
          </table:table-cell>
          <table:table-cell table:style-name="Table9.B2" office:value-type="string">
            <text:p text:style-name="P24"><text:span text:style-name="T5">The librarian click on to the “</text:span><text:span text:style-name="T8">Add</text:span><text:span text:style-name="T5"> book” menu.</text:span></text:p>
          </table:table-cell>
        </table:table-row>
        <table:table-row table:style-name="TableLine93842265234160">
          <table:table-cell table:style-name="Table9.A2" office:value-type="string">
            <text:p text:style-name="P6">Preconditions</text:p>
          </table:table-cell>
          <table:table-cell table:style-name="Table9.B2" office:value-type="string">
            <text:p text:style-name="P24"><text:span text:style-name="T1">The </text:span><text:span text:style-name="T5">librarian</text:span><text:span text:style-name="T1"> has access to the library terminal </text:span><text:span text:style-name="T3">and is logged in.</text:span></text:p>
          </table:table-cell>
        </table:table-row>
        <table:table-row table:style-name="TableLine93842265234960">
          <table:table-cell table:style-name="Table9.A2" office:value-type="string">
            <text:p text:style-name="P6">Postconditions</text:p>
          </table:table-cell>
          <table:table-cell table:style-name="Table9.B2" office:value-type="string">
            <text:p text:style-name="P24"><text:span text:style-name="T1">The </text:span><text:span text:style-name="T8">book is added.</text:span></text:p>
          </table:table-cell>
        </table:table-row>
        <table:table-row table:style-name="TableLine93842265235712">
          <table:table-cell table:style-name="Table9.A2" office:value-type="string">
            <text:p text:style-name="P16">Normal flow.</text:p>
          </table:table-cell>
          <table:table-cell table:style-name="Table9.B2" office:value-type="string">
            <text:list xml:id="list4231782460" text:style-name="L15">
              <text:list-item>
                <text:p text:style-name="P65"><text:span text:style-name="T5">The librarian click on to the “</text:span><text:span text:style-name="T8">Add</text:span><text:span text:style-name="T6"> </text:span><text:span text:style-name="T8">book</text:span><text:span text:style-name="T5">” button.</text:span></text:p>
              </text:list-item>
              <text:list-item>
                <text:p text:style-name="P62"><text:span text:style-name="T5">The system </text:span><text:span text:style-name="T8">shows fields that need to be completed.</text:span></text:p>
              </text:list-item>
              <text:list-item>
                <text:p text:style-name="P62"><text:span text:style-name="T5">The librarian </text:span><text:span text:style-name="T8">completes the fields and presses the add button.</text:span></text:p>
              </text:list-item>
              <text:list-item>
                <text:p text:style-name="P62"><text:span text:style-name="T5">The system shows the message: “</text:span><text:span text:style-name="T8">Added</text:span><text:span text:style-name="T5">.”</text:span></text:p>
              </text:list-item>
            </text:list>
          </table:table-cell>
        </table:table-row>
        <table:table-row table:style-name="TableLine93842265236512">
          <table:table-cell table:style-name="Table9.A2" office:value-type="string">
            <text:p text:style-name="P6">Alternative flows</text:p>
          </table:table-cell>
          <table:table-cell table:style-name="Table9.B2" office:value-type="string">
            <text:p text:style-name="P23">No alternative flows.</text:p>
          </table:table-cell>
        </table:table-row>
        <table:table-row table:style-name="TableLine93842265237312">
          <table:table-cell table:style-name="Table9.A2" office:value-type="string">
            <text:p text:style-name="P6">Exceptions</text:p>
          </table:table-cell>
          <table:table-cell table:style-name="Table9.B2" office:value-type="string">
            <text:p text:style-name="P23">No exceptions.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10" table:style-name="Table10">
        <table:table-column table:style-name="Table10.A"/>
        <table:table-column table:style-name="Table10.B"/>
        <text:soft-page-break/>
        <table:table-row table:style-name="TableLine93842265239008">
          <table:table-cell table:style-name="Table10.A1" office:value-type="string">
            <text:p text:style-name="P6">ID and name</text:p>
          </table:table-cell>
          <table:table-cell table:style-name="Table10.B1" office:value-type="string">
            <text:p text:style-name="P25">Remove book.</text:p>
          </table:table-cell>
        </table:table-row>
        <table:table-row table:style-name="TableLine93842265290016">
          <table:table-cell table:style-name="Table10.A2" office:value-type="string">
            <text:p text:style-name="P6">Primary actor</text:p>
          </table:table-cell>
          <table:table-cell table:style-name="Table10.B2" office:value-type="string">
            <text:p text:style-name="P19">Librarian</text:p>
          </table:table-cell>
        </table:table-row>
        <table:table-row table:style-name="TableLine93842265291664">
          <table:table-cell table:style-name="Table10.A2" office:value-type="string">
            <text:p text:style-name="P6">Description</text:p>
          </table:table-cell>
          <table:table-cell table:style-name="Table10.B2" office:value-type="string">
            <text:p text:style-name="P19">The librarian <text:span text:style-name="T10">removed a</text:span><text:span text:style-name="T6"> book </text:span><text:span text:style-name="T10">from the system</text:span><text:span text:style-name="T6">.</text:span></text:p>
          </table:table-cell>
        </table:table-row>
        <table:table-row table:style-name="TableLine93842265292304">
          <table:table-cell table:style-name="Table10.A2" office:value-type="string">
            <text:p text:style-name="P6">Trigger</text:p>
          </table:table-cell>
          <table:table-cell table:style-name="Table10.B2" office:value-type="string">
            <text:p text:style-name="P24"><text:span text:style-name="T5">The librarian click on to the “</text:span><text:span text:style-name="T8">Remove</text:span><text:span text:style-name="T5"> book” menu.</text:span></text:p>
          </table:table-cell>
        </table:table-row>
        <table:table-row table:style-name="TableLine93842265293104">
          <table:table-cell table:style-name="Table10.A2" office:value-type="string">
            <text:p text:style-name="P6">Preconditions</text:p>
          </table:table-cell>
          <table:table-cell table:style-name="Table10.B2" office:value-type="string">
            <text:p text:style-name="P24"><text:span text:style-name="T1">The </text:span><text:span text:style-name="T5">librarian</text:span><text:span text:style-name="T1"> has access to the library terminal </text:span><text:span text:style-name="T3">and is logged in.</text:span></text:p>
          </table:table-cell>
        </table:table-row>
        <table:table-row table:style-name="TableLine93842265293904">
          <table:table-cell table:style-name="Table10.A2" office:value-type="string">
            <text:p text:style-name="P6">Postconditions</text:p>
          </table:table-cell>
          <table:table-cell table:style-name="Table10.B2" office:value-type="string">
            <text:p text:style-name="P24"><text:span text:style-name="T1">The </text:span><text:span text:style-name="T8">book is removed.</text:span></text:p>
          </table:table-cell>
        </table:table-row>
        <table:table-row table:style-name="TableLine93842265294656">
          <table:table-cell table:style-name="Table10.A2" office:value-type="string">
            <text:p text:style-name="P16">Normal flow.</text:p>
          </table:table-cell>
          <table:table-cell table:style-name="Table10.B2" office:value-type="string">
            <text:list xml:id="list2822098146" text:style-name="L16">
              <text:list-item>
                <text:p text:style-name="P68"><text:span text:style-name="T5">The librarian click on to the “</text:span><text:span text:style-name="T8">Remove</text:span><text:span text:style-name="T6"> </text:span><text:span text:style-name="T8">book</text:span><text:span text:style-name="T5">” button.</text:span></text:p>
              </text:list-item>
              <text:list-item>
                <text:p text:style-name="P63"><text:span text:style-name="T5">The system </text:span><text:span text:style-name="T8">shows </text:span><text:span text:style-name="T10">all the books</text:span><text:span text:style-name="T8">.</text:span></text:p>
              </text:list-item>
              <text:list-item>
                <text:p text:style-name="P63"><text:span text:style-name="T5">The librarian </text:span><text:span text:style-name="T10">selects a boot to be removed and presses the remove button.</text:span></text:p>
              </text:list-item>
              <text:list-item>
                <text:p text:style-name="P63"><text:span text:style-name="T5">The system shows the message: “</text:span><text:span text:style-name="T8">Removed</text:span><text:span text:style-name="T5">.”</text:span></text:p>
              </text:list-item>
            </text:list>
          </table:table-cell>
        </table:table-row>
        <table:table-row table:style-name="TableLine93842265295456">
          <table:table-cell table:style-name="Table10.A2" office:value-type="string">
            <text:p text:style-name="P6">Alternative flows</text:p>
          </table:table-cell>
          <table:table-cell table:style-name="Table10.B2" office:value-type="string">
            <text:list xml:id="list3750987673" text:style-name="L17">
              <text:list-item>
                <text:p text:style-name="P74">The librarian doesn’t select a book and presses the “Remove” button.</text:p>
              </text:list-item>
              <text:list-item>
                <text:p text:style-name="P74">The system shows a message to warn the librarian that there are no books selected.</text:p>
              </text:list-item>
              <text:list-item>
                <text:p text:style-name="P74">Continue to 3 in to the normal flow.</text:p>
              </text:list-item>
            </text:list>
          </table:table-cell>
        </table:table-row>
        <table:table-row table:style-name="TableLine93842265296256">
          <table:table-cell table:style-name="Table10.A2" office:value-type="string">
            <text:p text:style-name="P6">Exceptions</text:p>
          </table:table-cell>
          <table:table-cell table:style-name="Table10.B2" office:value-type="string">
            <text:p text:style-name="P75">No exceptions.</text:p>
          </table:table-cell>
        </table:table-row>
      </table:table>
      <text:p text:style-name="P31"/>
      <text:p text:style-name="P31"/>
      <text:p text:style-name="P32"/>
      <table:table table:name="Table11" table:style-name="Table11">
        <table:table-column table:style-name="Table11.A"/>
        <table:table-column table:style-name="Table11.B"/>
        <table:table-row table:style-name="TableLine93842265298304">
          <table:table-cell table:style-name="Table11.A1" office:value-type="string">
            <text:p text:style-name="P6">ID and name</text:p>
          </table:table-cell>
          <table:table-cell table:style-name="Table11.B1" office:value-type="string">
            <text:p text:style-name="P25">Find book.</text:p>
          </table:table-cell>
        </table:table-row>
        <table:table-row table:style-name="TableLine93842265334992">
          <table:table-cell table:style-name="Table11.A2" office:value-type="string">
            <text:p text:style-name="P6">Primary actor</text:p>
          </table:table-cell>
          <table:table-cell table:style-name="Table11.B2" office:value-type="string">
            <text:p text:style-name="P19">Librarian</text:p>
          </table:table-cell>
        </table:table-row>
        <table:table-row table:style-name="TableLine93842265336640">
          <table:table-cell table:style-name="Table11.A2" office:value-type="string">
            <text:p text:style-name="P6">Description</text:p>
          </table:table-cell>
          <table:table-cell table:style-name="Table11.B2" office:value-type="string">
            <text:p text:style-name="P24"><text:span text:style-name="T5">The librarian </text:span><text:span text:style-name="T10">search for a</text:span><text:span text:style-name="T6"> book.</text:span></text:p>
          </table:table-cell>
        </table:table-row>
        <table:table-row table:style-name="TableLine93842265337280">
          <table:table-cell table:style-name="Table11.A2" office:value-type="string">
            <text:p text:style-name="P6">Trigger</text:p>
          </table:table-cell>
          <table:table-cell table:style-name="Table11.B2" office:value-type="string">
            <text:p text:style-name="P24"><text:span text:style-name="T5">The librarian click on to the </text:span><text:span text:style-name="T10">search bar</text:span><text:span text:style-name="T5">.</text:span></text:p>
          </table:table-cell>
        </table:table-row>
        <table:table-row table:style-name="TableLine93842265338080">
          <table:table-cell table:style-name="Table11.A2" office:value-type="string">
            <text:p text:style-name="P6">Preconditions</text:p>
          </table:table-cell>
          <table:table-cell table:style-name="Table11.B2" office:value-type="string">
            <text:p text:style-name="P24"><text:span text:style-name="T1">The </text:span><text:span text:style-name="T5">librarian</text:span><text:span text:style-name="T1"> has access to the library terminal </text:span><text:span text:style-name="T3">and is logged in.</text:span></text:p>
          </table:table-cell>
        </table:table-row>
        <table:table-row table:style-name="TableLine93842265338880">
          <table:table-cell table:style-name="Table11.A2" office:value-type="string">
            <text:p text:style-name="P6">Postconditions</text:p>
          </table:table-cell>
          <table:table-cell table:style-name="Table11.B2" office:value-type="string">
            <text:p text:style-name="P77">The searched books are shown.</text:p>
          </table:table-cell>
        </table:table-row>
        <table:table-row table:style-name="TableLine93842265339632">
          <table:table-cell table:style-name="Table11.A2" office:value-type="string">
            <text:p text:style-name="P16">Normal flow.</text:p>
          </table:table-cell>
          <table:table-cell table:style-name="Table11.B2" office:value-type="string">
            <text:list xml:id="list2469303622" text:style-name="L25">
              <text:list-item>
                <text:p text:style-name="P76">The librarian types a book name into the search bar.</text:p>
              </text:list-item>
              <text:list-item>
                <text:p text:style-name="P76">The system shows all the books that contain that name in the title or author.</text:p>
              </text:list-item>
            </text:list>
          </table:table-cell>
        </table:table-row>
        <table:table-row table:style-name="TableLine93842265340432">
          <table:table-cell table:style-name="Table11.A2" office:value-type="string">
            <text:p text:style-name="P6">Alternative flows</text:p>
          </table:table-cell>
          <table:table-cell table:style-name="Table11.B2" office:value-type="string">
            <text:list xml:id="list354893600" text:style-name="L26">
              <text:list-item>
                <text:p text:style-name="P78">The librarian types a book name that doesn’t exist in the system.</text:p>
              </text:list-item>
              <text:list-item>
                <text:p text:style-name="P78">The system shows a message to inform that there are no books with that name.</text:p>
              </text:list-item>
            </text:list>
          </table:table-cell>
        </table:table-row>
        <table:table-row table:style-name="TableLine93842265341232">
          <table:table-cell table:style-name="Table11.A2" office:value-type="string">
            <text:p text:style-name="P6">Exceptions</text:p>
          </table:table-cell>
          <table:table-cell table:style-name="Table11.B2" office:value-type="string">
            <text:p text:style-name="P25">The book doesn’t exist.</text:p>
            <text:p text:style-name="P25">The systems shows a message to inform the librarian that the book doesn’t exist.</text:p>
          </table:table-cell>
        </table:table-row>
      </table:table>
      <text:p text:style-name="P31"/>
      <text:p text:style-name="P31"/>
      <table:table table:name="Table12" table:style-name="Table12">
        <table:table-column table:style-name="Table12.A"/>
        <table:table-column table:style-name="Table12.B"/>
        <table:table-row table:style-name="TableLine93842265342928">
          <table:table-cell table:style-name="Table12.A1" office:value-type="string">
            <text:p text:style-name="P6">ID and name</text:p>
          </table:table-cell>
          <table:table-cell table:style-name="Table12.B1" office:value-type="string">
            <text:p text:style-name="P25">Update book.</text:p>
          </table:table-cell>
        </table:table-row>
        <table:table-row table:style-name="TableLine93842265378896">
          <table:table-cell table:style-name="Table12.A2" office:value-type="string">
            <text:p text:style-name="P6">Primary actor</text:p>
          </table:table-cell>
          <table:table-cell table:style-name="Table12.B2" office:value-type="string">
            <text:p text:style-name="P19">Librarian</text:p>
          </table:table-cell>
        </table:table-row>
        <table:table-row table:style-name="TableLine93842265380544">
          <table:table-cell table:style-name="Table12.A2" office:value-type="string">
            <text:p text:style-name="P6">Description</text:p>
          </table:table-cell>
          <table:table-cell table:style-name="Table12.B2" office:value-type="string">
            <text:p text:style-name="P24"><text:span text:style-name="T5">The librarian </text:span><text:span text:style-name="T8">updates a</text:span><text:span text:style-name="T6"> book.</text:span></text:p>
          </table:table-cell>
        </table:table-row>
        <table:table-row table:style-name="TableLine93842265381184">
          <table:table-cell table:style-name="Table12.A2" office:value-type="string">
            <text:p text:style-name="P6">Trigger</text:p>
          </table:table-cell>
          <table:table-cell table:style-name="Table12.B2" office:value-type="string">
            <text:p text:style-name="P24"><text:span text:style-name="T5">The librarian click on to the “</text:span><text:span text:style-name="T8">Update</text:span><text:span text:style-name="T5"> book” menu.</text:span></text:p>
          </table:table-cell>
        </table:table-row>
        <table:table-row table:style-name="TableLine93842265381984">
          <table:table-cell table:style-name="Table12.A2" office:value-type="string">
            <text:p text:style-name="P6">Preconditions</text:p>
          </table:table-cell>
          <table:table-cell table:style-name="Table12.B2" office:value-type="string">
            <text:p text:style-name="P24"><text:span text:style-name="T1">The </text:span><text:span text:style-name="T5">librarian</text:span><text:span text:style-name="T1"> has access to the library terminal </text:span><text:span text:style-name="T3">and is logged in.</text:span></text:p>
          </table:table-cell>
        </table:table-row>
        <table:table-row table:style-name="TableLine93842265382784">
          <table:table-cell table:style-name="Table12.A2" office:value-type="string">
            <text:p text:style-name="P6">Postconditions</text:p>
          </table:table-cell>
          <table:table-cell table:style-name="Table12.B2" office:value-type="string">
            <text:p text:style-name="P24"><text:span text:style-name="T1">The </text:span><text:span text:style-name="T8">book is updated.</text:span></text:p>
          </table:table-cell>
        </table:table-row>
        <table:table-row table:style-name="TableLine93842265383536">
          <table:table-cell table:style-name="Table12.A2" office:value-type="string">
            <text:p text:style-name="P16">Normal flow.</text:p>
          </table:table-cell>
          <table:table-cell table:style-name="Table12.B2" office:value-type="string">
            <text:list xml:id="list153618112763260" text:continue-list="list2822098146" text:style-name="L16">
              <text:list-item>
                <text:p text:style-name="P68"><text:span text:style-name="T5">The librarian click on to the “</text:span><text:span text:style-name="T8">Update</text:span><text:span text:style-name="T6"> </text:span><text:span text:style-name="T8">book</text:span><text:span text:style-name="T5">” button.</text:span></text:p>
              </text:list-item>
              <text:list-item>
                <text:p text:style-name="P63"><text:span text:style-name="T5">The system </text:span><text:span text:style-name="T8">shows fields that need to be completed.</text:span></text:p>
              </text:list-item>
              <text:list-item>
                <text:p text:style-name="P63"><text:span text:style-name="T5">The librarian </text:span><text:span text:style-name="T8">completes the fields and presses the update button.</text:span></text:p>
              </text:list-item>
              <text:list-item>
                <text:p text:style-name="P63"><text:span text:style-name="T5">The system </text:span><text:span text:style-name="T8">shows the book.</text:span></text:p>
              </text:list-item>
            </text:list>
          </table:table-cell>
        </table:table-row>
        <table:table-row table:style-name="TableLine93842265384336">
          <table:table-cell table:style-name="Table12.A2" office:value-type="string">
            <text:p text:style-name="P6">Alternative flows</text:p>
          </table:table-cell>
          <table:table-cell table:style-name="Table12.B2" office:value-type="string">
            <text:list xml:id="list1863918954" text:style-name="L19">
              <text:list-item>
                <text:p text:style-name="P67">The system shows a message to inform that the book doesn’t exist.</text:p>
              </text:list-item>
              <text:list-item>
                <text:p text:style-name="P67">The librarian completes the fields with a valid book.</text:p>
              </text:list-item>
              <text:list-item>
                <text:p text:style-name="P67">Return to 4 in the normal flow.</text:p>
              </text:list-item>
            </text:list>
          </table:table-cell>
        </table:table-row>
        <table:table-row table:style-name="TableLine93842265385136">
          <table:table-cell table:style-name="Table12.A2" office:value-type="string">
            <text:p text:style-name="P6">Exceptions</text:p>
          </table:table-cell>
          <table:table-cell table:style-name="Table12.B2" office:value-type="string">
            <text:p text:style-name="P25">The book doesn’t exist.</text:p>
            <text:p text:style-name="P25">The systems shows a message to inform the librarian that the book doesn’t exist.</text:p>
          </table:table-cell>
        </table:table-row>
      </table:table>
      <text:p text:style-name="P31"/>
      <text:p text:style-name="P32">Iterations:</text:p>
      <text:p text:style-name="P30">1<text:span text:style-name="T7">st</text:span> iteration:</text:p>
      <text:list xml:id="list3411203446" text:style-name="L20">
        <text:list-item>
          <text:p text:style-name="P33">Log in for subscriber and librarian.</text:p>
          <text:list>
            <text:list-item>
              <text:p text:style-name="P38">Create database and users table.</text:p>
            </text:list-item>
            <text:list-item>
              <text:p text:style-name="P38">Create repository for user.</text:p>
            </text:list-item>
            <text:list-item>
              <text:p text:style-name="P38">Add a function to check credentials.</text:p>
            </text:list-item>
            <text:list-item>
              <text:p text:style-name="P38">Set up the interface for log in.</text:p>
            </text:list-item>
            <text:list-item>
              <text:p text:style-name="P38">Create service for users.</text:p>
            </text:list-item>
            <text:list-item>
              <text:p text:style-name="P38">Connect the interface to the repository.</text:p>
            </text:list-item>
          </text:list>
        </text:list-item>
        <text:list-item>
          <text:p text:style-name="P33">Add subscriber.</text:p>
          <text:list>
            <text:list-item>
              <text:p text:style-name="P38">Create table for subscribers.</text:p>
            </text:list-item>
            <text:list-item>
              <text:p text:style-name="P38">Create repository for subscribers.</text:p>
            </text:list-item>
            <text:list-item>
              <text:p text:style-name="P38">Add a save function that saves subscribers into the database.</text:p>
            </text:list-item>
            <text:list-item>
              <text:p text:style-name="P38">Create service for subscribers.</text:p>
            </text:list-item>
            <text:list-item>
              <text:p text:style-name="P38">Create and connect the interface to the service.</text:p>
            </text:list-item>
          </text:list>
        </text:list-item>
        <text:list-item>
          <text:p text:style-name="P33">Check availability.</text:p>
          <text:list>
            <text:list-item>
              <text:p text:style-name="P38">Create table for books.</text:p>
            </text:list-item>
            <text:list-item>
              <text:p text:style-name="P38">Create repository with CRUD functions for books.</text:p>
            </text:list-item>
            <text:list-item>
              <text:p text:style-name="P38">Create a service for book repository.</text:p>
            </text:list-item>
            <text:list-item>
              <text:p text:style-name="P38">Create and connect the interface to the service.</text:p>
            </text:list-item>
          </text:list>
        </text:list-item>
      </text:list>
      <text:p text:style-name="P30">2<text:span text:style-name="T7">nd</text:span> iteration:</text:p>
      <text:list xml:id="list1014874559" text:style-name="L21">
        <text:list-item>
          <text:p text:style-name="P34">Borrow books.</text:p>
          <text:list>
            <text:list-item>
              <text:p text:style-name="P39">Add borrow books function to the book repository.</text:p>
            </text:list-item>
            <text:list-item>
              <text:p text:style-name="P39">Create the interface for the borrow books menu.</text:p>
            </text:list-item>
            <text:list-item>
              <text:p text:style-name="P39">Connect it to the service.</text:p>
            </text:list-item>
          </text:list>
        </text:list-item>
        <text:list-item>
          <text:p text:style-name="P34">Filter books.</text:p>
          <text:list>
            <text:list-item>
              <text:p text:style-name="P39">Add filter function in the books repository.</text:p>
            </text:list-item>
            <text:list-item>
              <text:p text:style-name="P39">Create the interface for the filter books option.</text:p>
            </text:list-item>
            <text:list-item>
              <text:p text:style-name="P39">Connect the interface to the service.</text:p>
            </text:list-item>
          </text:list>
        </text:list-item>
        <text:list-item>
          <text:p text:style-name="P34">Search books.</text:p>
          <text:list>
            <text:list-item>
              <text:p text:style-name="P39">Add search function in the books repository.</text:p>
            </text:list-item>
            <text:list-item>
              <text:p text:style-name="P39">Create the interface for the serarch books option.</text:p>
            </text:list-item>
            <text:list-item>
              <text:p text:style-name="P39">Connect the interface to the service.</text:p>
            </text:list-item>
          </text:list>
        </text:list-item>
        <text:list-item>
          <text:p text:style-name="P45">Create CRUD for books.</text:p>
          <text:list>
            <text:list-item>
              <text:p text:style-name="P45">Add add, remove, save and find into the book repository.</text:p>
            </text:list-item>
            <text:list-item>
              <text:p text:style-name="P45">Add the same functions into the user service.</text:p>
            </text:list-item>
            <text:list-item>
              <text:p text:style-name="P45">Connect them to the interface. </text:p>
            </text:list-item>
          </text:list>
        </text:list-item>
      </text:list>
      <text:p text:style-name="P30">3<text:span text:style-name="T7">rd</text:span> iterarion:</text:p>
      <text:list xml:id="list1554292608" text:style-name="L22">
        <text:list-item>
          <text:p text:style-name="P35">Return books.</text:p>
          <text:list>
            <text:list-item>
              <text:p text:style-name="P40">Create return function in the books repository.</text:p>
            </text:list-item>
            <text:list-item>
              <text:p text:style-name="P40">Create interface for the return books menu.</text:p>
            </text:list-item>
            <text:list-item>
              <text:p text:style-name="P40">Connect the interface to the service.</text:p>
            </text:list-item>
          </text:list>
        </text:list-item>
        <text:list-item>
          <text:p text:style-name="P35">Extend loan.</text:p>
          <text:list>
            <text:list-item>
              <text:p text:style-name="P40">Create extend loan function in books repository.</text:p>
            </text:list-item>
            <text:list-item>
              <text:p text:style-name="P40">Create interface for the extend loan option.</text:p>
            </text:list-item>
            <text:list-item>
              <text:p text:style-name="P40">Connect the interface to the servic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08:41:06.035864111</meta:creation-date>
    <meta:generator>LibreOffice/6.4.7.2$Linux_X86_64 LibreOffice_project/40$Build-2</meta:generator>
    <dc:date>2022-03-22T15:36:16.474287722</dc:date>
    <meta:editing-duration>PT30M33S</meta:editing-duration>
    <meta:editing-cycles>6</meta:editing-cycles>
    <meta:document-statistic meta:table-count="11" meta:image-count="0" meta:object-count="0" meta:page-count="7" meta:paragraph-count="292" meta:word-count="1637" meta:character-count="9446" meta:non-whitespace-character-count="8205"/>
  </office:meta>
</office:document-meta>
</file>